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6.0pt" fo:color="#99a8ba" fo:background-color="#202020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6.0pt" fo:color="#bf6426" fo:background-color="#202020"/>
    </style:style>
    <style:style style:name="P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6.0pt" fo:color="#6d6d6d" fo:background-color="#202020"/>
    </style:style>
    <style:style style:name="P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6.0pt" fo:color="#518843" fo:background-color="#202020"/>
    </style:style>
    <style:style style:name="T1" style:family="text">
      <style:text-properties fo:color="#bf6426"/>
    </style:style>
    <style:style style:name="T2" style:family="text">
      <style:text-properties fo:color="#99a8ba"/>
    </style:style>
    <style:style style:name="T3" style:family="text">
      <style:text-properties fo:color="#5684ad"/>
    </style:style>
    <style:style style:name="T4" style:family="text">
      <style:text-properties fo:color="#587647"/>
    </style:style>
    <style:style style:name="T5" style:family="text">
      <style:text-properties fo:color="#6d6d6d"/>
    </style:style>
    <style:style style:name="T6" style:family="text">
      <style:text-properties fo:font-style="italic" fo:font-style-asian="italic" fo:font-style-complex="italic" fo:color="#518843"/>
    </style:style>
    <style:style style:name="T7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import </text:span>com.google.ortools.linearsolver.MPConstraint<text:span text:style-name="T1">;</text:span></text:p>
      <text:p text:style-name="P1"><text:span text:style-name="T1">import </text:span>com.google.ortools.linearsolver.MPObjective<text:span text:style-name="T1">;</text:span></text:p>
      <text:p text:style-name="P1"><text:span text:style-name="T1">import </text:span>com.google.ortools.linearsolver.MPSolver<text:span text:style-name="T1">;</text:span></text:p>
      <text:p text:style-name="P1"><text:span text:style-name="T1">import </text:span>com.google.ortools.linearsolver.MPVariable<text:span text:style-name="T1">;</text:span></text:p>
      <text:p text:style-name="P2"/>
      <text:p text:style-name="P1"><text:span text:style-name="T1">import </text:span>java.lang.*<text:span text:style-name="T1">;</text:span></text:p>
      <text:p text:style-name="P1"><text:span text:style-name="T1">import </text:span>java.util.ArrayList<text:span text:style-name="T1">;</text:span></text:p>
      <text:p text:style-name="P1"><text:span text:style-name="T1">import </text:span>java.util.Collections<text:span text:style-name="T1">;</text:span></text:p>
      <text:p text:style-name="P1"><text:span text:style-name="T1">import </text:span>java.util.Random<text:span text:style-name="T1">;</text:span></text:p>
      <text:p text:style-name="P2"/>
      <text:p text:style-name="P2">public class <text:span text:style-name="T2">tsp {</text:span></text:p>
      <text:p text:style-name="P1"/>
      <text:p text:style-name="P1"><text:s text:c="4"/><text:span text:style-name="T1">public static void </text:span>main(String[] args){</text:p>
      <text:p text:style-name="P1"><text:s text:c="8"/><text:span text:style-name="T1">int </text:span>numberOfPoints = <text:span text:style-name="T3">30</text:span><text:span text:style-name="T1">;</text:span></text:p>
      <text:p text:style-name="P1"><text:span text:style-name="T1"><text:s text:c="8"/></text:span>Integer[][] distanceMatrix = generateDistanceData(numberOfPoints)<text:span text:style-name="T1">;</text:span></text:p>
      <text:p text:style-name="P1"><text:span text:style-name="T1"><text:s text:c="8"/></text:span>ArrayList&lt;Object&gt; valueAndTour = solveModel(distanceMatrix)<text:span text:style-name="T1">;</text:span></text:p>
      <text:p text:style-name="P1"><text:span text:style-name="T1"><text:s text:c="8"/></text:span>System.out.println(<text:span text:style-name="T4">"Value: " </text:span>+ (<text:span text:style-name="T1">double</text:span>) valueAndTour.get(<text:span text:style-name="T3">0</text:span>))<text:span text:style-name="T1">;</text:span></text:p>
      <text:p text:style-name="P1"><text:span text:style-name="T1"><text:s text:c="8"/></text:span>System.out.println(<text:span text:style-name="T4">"Tour: " </text:span>+ valueAndTour.get(<text:span text:style-name="T3">1</text:span>))<text:span text:style-name="T1">;</text:span></text:p>
      <text:p text:style-name="P2"><text:s text:c="4"/><text:span text:style-name="T2">}</text:span></text:p>
      <text:p text:style-name="P1"/>
      <text:p text:style-name="P1"><text:s text:c="4"/><text:span text:style-name="T1">public static </text:span>ArrayList&lt;Object&gt; solveModelEliminate(Integer[][] distanceMatrix<text:span text:style-name="T1">, </text:span>ArrayList&lt;ArrayList&lt;Integer&gt;&gt; Subtours){</text:p>
      <text:p text:style-name="P1"><text:s text:c="8"/>MPSolver solver = MPSolver.createSolver(<text:span text:style-name="T4">"SCIP"</text:span>)<text:span text:style-name="T1">;</text:span></text:p>
      <text:p text:style-name="P1"><text:span text:style-name="T1"><text:s text:c="8"/>int </text:span>n = distanceMatrix.length<text:span text:style-name="T1">;</text:span></text:p>
      <text:p text:style-name="P1"><text:span text:style-name="T1"><text:s text:c="8"/>double </text:span>infinity = java.lang.Double.POSITIVE_INFINITY<text:span text:style-name="T1">;</text:span></text:p>
      <text:p text:style-name="P2"/>
      <text:p text:style-name="P3"><text:span text:style-name="T1"><text:s text:c="8"/></text:span>// Create the variables</text:p>
      <text:p text:style-name="P1"><text:span text:style-name="T5"><text:s text:c="8"/></text:span>MPVariable[][] x = <text:span text:style-name="T1">new </text:span>MPVariable[n][]<text:span text:style-name="T1">;</text:span></text:p>
      <text:p text:style-name="P2"><text:s text:c="8"/>for <text:span text:style-name="T2">(</text:span>int <text:span text:style-name="T2">i=</text:span><text:span text:style-name="T3">0</text:span>; <text:span text:style-name="T2">i &lt; n</text:span>; <text:span text:style-name="T2">i++){</text:span></text:p>
      <text:p text:style-name="P1"><text:s text:c="12"/><text:span text:style-name="T1">for </text:span>(<text:span text:style-name="T1">int </text:span>j=<text:span text:style-name="T3">0</text:span><text:span text:style-name="T1">; </text:span>j &lt; n<text:span text:style-name="T1">; </text:span>j++){</text:p>
      <text:p text:style-name="P1"><text:s text:c="16"/><text:span text:style-name="T1">if </text:span>(i != j){</text:p>
      <text:p text:style-name="P1"><text:s text:c="20"/>x[i][j] = solver.makeIntVar(<text:span text:style-name="T3">0</text:span><text:span text:style-name="T1">,</text:span><text:span text:style-name="T3">1</text:span><text:span text:style-name="T1">,</text:span><text:span text:style-name="T4">"x"</text:span>+i+<text:span text:style-name="T4">","</text:span>+j)<text:span text:style-name="T1">;</text:span></text:p>
      <text:p text:style-name="P2"><text:s text:c="16"/><text:span text:style-name="T2">}</text:span></text:p>
      <text:p text:style-name="P1"><text:s text:c="16"/><text:span text:style-name="T1">else</text:span>{</text:p>
      <text:p text:style-name="P1"><text:s text:c="20"/>x[i][j] = solver.makeIntVar(<text:span text:style-name="T3">0</text:span><text:span text:style-name="T1">,</text:span><text:span text:style-name="T3">0</text:span><text:span text:style-name="T1">,</text:span><text:span text:style-name="T4">"x"</text:span>+i+<text:span text:style-name="T4">","</text:span>+j)<text:span text:style-name="T1">;</text:span></text:p>
      <text:p text:style-name="P2"><text:s text:c="16"/><text:span text:style-name="T2">}</text:span></text:p>
      <text:p text:style-name="P1"><text:s text:c="12"/>}</text:p>
      <text:p text:style-name="P1"><text:s text:c="8"/>}</text:p>
      <text:p text:style-name="P1"/>
      <text:p text:style-name="P3"><text:span text:style-name="T2"><text:s text:c="8"/></text:span>// Define the constraints</text:p>
      <text:p text:style-name="P1"><text:span text:style-name="T5"><text:s text:c="8"/></text:span><text:span text:style-name="T1">for </text:span>(<text:span text:style-name="T1">int </text:span>i=<text:span text:style-name="T3">0</text:span><text:span text:style-name="T1">; </text:span>i &lt; n<text:span text:style-name="T1">; </text:span>i++){</text:p>
      <text:p text:style-name="P1"><text:s text:c="12"/>MPConstraint cNeg1 = solver.makeConstraint(-infinity<text:span text:style-name="T1">,</text:span><text:span text:style-name="T3">1</text:span><text:span text:style-name="T1">, </text:span><text:span text:style-name="T4">"cNeg1_"</text:span>+i)<text:span text:style-name="T1">;</text:span></text:p>
      <text:p text:style-name="P1"><text:span text:style-name="T1"><text:s text:c="12"/></text:span>MPConstraint cPos1 = solver.makeConstraint(infinity<text:span text:style-name="T1">,</text:span><text:span text:style-name="T3">1</text:span><text:span text:style-name="T1">, </text:span><text:span text:style-name="T4">"cPos1_"</text:span>+i)<text:span text:style-name="T1">;</text:span></text:p>
      <text:p text:style-name="P2"><text:s text:c="12"/>for <text:span text:style-name="T2">(</text:span>int <text:span text:style-name="T2">j=</text:span><text:span text:style-name="T3">0</text:span>; <text:span text:style-name="T2">j &lt; n</text:span>; <text:span text:style-name="T2">j++){</text:span></text:p>
      <text:p text:style-name="P1"><text:s text:c="16"/>cNeg1.setCoefficient(x[i][j]<text:span text:style-name="T1">, </text:span><text:span text:style-name="T3">1</text:span>)<text:span text:style-name="T1">;</text:span></text:p>
      <text:p text:style-name="P1"><text:span text:style-name="T1"><text:s text:c="16"/></text:span>cPos1.setCoefficient(x[i][j]<text:span text:style-name="T1">, </text:span><text:span text:style-name="T3">1</text:span>)<text:span text:style-name="T1">;</text:span></text:p>
      <text:p text:style-name="P2"><text:s text:c="12"/><text:span text:style-name="T2">}</text:span></text:p>
      <text:p text:style-name="P1"/>
      <text:p text:style-name="P1"><text:s text:c="12"/>MPConstraint cNeg2 = solver.makeConstraint(-infinity<text:span text:style-name="T1">,</text:span><text:span text:style-name="T3">1</text:span><text:span text:style-name="T1">, </text:span><text:span text:style-name="T4">"cNeg2_"</text:span>+i)<text:span text:style-name="T1">;</text:span></text:p>
      <text:p text:style-name="P1"><text:span text:style-name="T1"><text:s text:c="12"/></text:span>MPConstraint cPos2 = solver.makeConstraint(infinity<text:span text:style-name="T1">,</text:span><text:span text:style-name="T3">1</text:span><text:span text:style-name="T1">, </text:span><text:span text:style-name="T4">"cPos2_"</text:span>+i)<text:span text:style-name="T1">;</text:span></text:p>
      <text:p text:style-name="P2"><text:s text:c="12"/>for <text:span text:style-name="T2">(</text:span>int <text:span text:style-name="T2">j=</text:span><text:span text:style-name="T3">0</text:span>; <text:span text:style-name="T2">j &lt; n</text:span>; <text:span text:style-name="T2">j++){</text:span></text:p>
      <text:p text:style-name="P1"><text:s text:c="16"/>cNeg2.setCoefficient(x[j][i]<text:span text:style-name="T1">, </text:span><text:span text:style-name="T3">1</text:span>)<text:span text:style-name="T1">;</text:span></text:p>
      <text:p text:style-name="P1"><text:span text:style-name="T1"><text:s text:c="16"/></text:span>cPos2.setCoefficient(x[j][i]<text:span text:style-name="T1">, </text:span><text:span text:style-name="T3">1</text:span>)<text:span text:style-name="T1">;</text:span></text:p>
      <text:p text:style-name="P2"><text:s text:c="12"/><text:span text:style-name="T2">}</text:span></text:p>
      <text:p text:style-name="P1"/>
      <text:p text:style-name="P1"><text:s text:c="12"/>MPConstraint cNeg3 = solver.makeConstraint(-infinity<text:span text:style-name="T1">,</text:span><text:span text:style-name="T3">0</text:span><text:span text:style-name="T1">, </text:span><text:span text:style-name="T4">"cNeg3_"</text:span>+i)<text:span text:style-name="T1">;</text:span></text:p>
      <text:p text:style-name="P1"><text:span text:style-name="T1"><text:s text:c="12"/></text:span>MPConstraint cPos3 = solver.makeConstraint(infinity<text:span text:style-name="T1">,</text:span><text:span text:style-name="T3">0</text:span><text:span text:style-name="T1">, </text:span><text:span text:style-name="T4">"cPos3_"</text:span>+i)<text:span text:style-name="T1">;</text:span></text:p>
      <text:p text:style-name="P1"><text:span text:style-name="T1"><text:s text:c="12"/></text:span>cNeg3.setCoefficient(x[i][i]<text:span text:style-name="T1">,</text:span><text:span text:style-name="T3">1</text:span>)<text:span text:style-name="T1">;</text:span></text:p>
      <text:p text:style-name="P1"><text:span text:style-name="T1"><text:s text:c="12"/></text:span>cPos3.setCoefficient(x[i][i]<text:span text:style-name="T1">,</text:span><text:span text:style-name="T3">1</text:span>)<text:span text:style-name="T1">;</text:span></text:p>
      <text:p text:style-name="P2"><text:s text:c="8"/><text:span text:style-name="T2">}</text:span></text:p>
      <text:p text:style-name="P1"/>
      <text:p text:style-name="P3"><text:span text:style-name="T2"><text:s text:c="8"/></text:span>// Define and add Subtour constraints</text:p>
      <text:p text:style-name="P1"><text:span text:style-name="T5"><text:s text:c="8"/></text:span><text:span text:style-name="T1">for </text:span>(ArrayList&lt;Integer&gt; sub : Subtours){</text:p>
      <text:p text:style-name="P1"><text:s text:c="12"/>MPConstraint cSub = solver.makeConstraint(-infinity<text:span text:style-name="T1">,</text:span>sub.size()-<text:span text:style-name="T3">1</text:span>)<text:span text:style-name="T1">;</text:span></text:p>
      <text:p text:style-name="P2"><text:s text:c="12"/>for <text:span text:style-name="T2">(</text:span>int <text:span text:style-name="T2">i=</text:span><text:span text:style-name="T3">0</text:span>; <text:span text:style-name="T2">i &lt; sub.size()-</text:span><text:span text:style-name="T3">1</text:span>; <text:span text:style-name="T2">i++){</text:span></text:p>
      <text:p text:style-name="P1"><text:s text:c="16"/><text:span text:style-name="T1">for </text:span>(<text:span text:style-name="T1">int </text:span>j=i+<text:span text:style-name="T3">1</text:span><text:span text:style-name="T1">; </text:span>j &lt; sub.size()<text:span text:style-name="T1">; </text:span>j++){</text:p>
      <text:p text:style-name="P1"><text:s text:c="20"/>cSub.setCoefficient(x[sub.get(i)][sub.get(j)]<text:span text:style-name="T1">,</text:span><text:span text:style-name="T3">1</text:span>)<text:span text:style-name="T1">;</text:span></text:p>
      <text:p text:style-name="P1"><text:span text:style-name="T1"><text:s text:c="20"/></text:span>cSub.setCoefficient(x[sub.get(j)][sub.get(i)]<text:span text:style-name="T1">,</text:span><text:span text:style-name="T3">1</text:span>)<text:span text:style-name="T1">;</text:span></text:p>
      <text:p text:style-name="P2"><text:s text:c="16"/><text:span text:style-name="T2">}</text:span></text:p>
      <text:p text:style-name="P1"><text:s text:c="12"/>}</text:p>
      <text:p text:style-name="P1"><text:s text:c="8"/>}</text:p>
      <text:p text:style-name="P1"/>
      <text:p text:style-name="P3"><text:span text:style-name="T2"><text:s text:c="8"/></text:span>// Define the objective function</text:p>
      <text:p text:style-name="P1"><text:span text:style-name="T5"><text:s text:c="8"/></text:span>MPObjective objective = solver.objective()<text:span text:style-name="T1">;</text:span></text:p>
      <text:p text:style-name="P2"><text:s text:c="8"/>for <text:span text:style-name="T2">(</text:span>int <text:span text:style-name="T2">i=</text:span><text:span text:style-name="T3">0</text:span>; <text:span text:style-name="T2">i &lt; n</text:span>; <text:span text:style-name="T2">i++){</text:span></text:p>
      <text:p text:style-name="P1"><text:s text:c="12"/><text:span text:style-name="T1">for </text:span>(<text:span text:style-name="T1">int </text:span>j=<text:span text:style-name="T3">0</text:span><text:span text:style-name="T1">; </text:span>j&lt;n<text:span text:style-name="T1">; </text:span>j++){</text:p>
      <text:p text:style-name="P1"><text:s text:c="16"/><text:span text:style-name="T1">if </text:span>(distanceMatrix[i][j] != <text:span text:style-name="T1">null</text:span>) {</text:p>
      <text:p text:style-name="P1"><text:s text:c="20"/>objective.setCoefficient(x[i][j]<text:span text:style-name="T1">, </text:span>distanceMatrix[i][j])<text:span text:style-name="T1">;</text:span></text:p>
      <text:p text:style-name="P2"><text:s text:c="16"/><text:span text:style-name="T2">}</text:span></text:p>
      <text:p text:style-name="P1"><text:s text:c="16"/><text:span text:style-name="T1">else</text:span>{</text:p>
      <text:p text:style-name="P1"><text:s text:c="20"/>objective.setCoefficient(x[i][j]<text:span text:style-name="T1">,</text:span><text:span text:style-name="T3">0</text:span>)<text:span text:style-name="T1">;</text:span></text:p>
      <text:p text:style-name="P2"><text:s text:c="16"/><text:span text:style-name="T2">}</text:span></text:p>
      <text:p text:style-name="P1"><text:s text:c="12"/>}</text:p>
      <text:p text:style-name="P1"><text:s text:c="8"/>}</text:p>
      <text:p text:style-name="P1"><text:s text:c="8"/>objective.setMinimization()<text:span text:style-name="T1">;</text:span></text:p>
      <text:p text:style-name="P2"/>
      <text:p text:style-name="P3"><text:span text:style-name="T1"><text:s text:c="8"/></text:span>// Invoke the solver</text:p>
      <text:p text:style-name="P1"><text:span text:style-name="T5"><text:s text:c="8"/></text:span>MPSolver.ResultStatus resultStatus = solver.solve()<text:span text:style-name="T1">;</text:span></text:p>
      <text:p text:style-name="P1"><text:span text:style-name="T1"><text:s text:c="8"/></text:span>ArrayList&lt;ArrayList&lt;Integer&gt;&gt; tours = extractTours(SolVal(x)<text:span text:style-name="T1">, </text:span>n)<text:span text:style-name="T1">;</text:span></text:p>
      <text:p text:style-name="P2"/>
      <text:p text:style-name="P1"><text:span text:style-name="T1"><text:s text:c="8"/></text:span>ArrayList&lt;Object&gt; resultsValueTours = <text:span text:style-name="T1">new </text:span>ArrayList&lt;&gt;()<text:span text:style-name="T1">;</text:span></text:p>
      <text:p text:style-name="P1"><text:span text:style-name="T1"><text:s text:c="8"/></text:span>resultsValueTours.add(resultStatus)<text:span text:style-name="T1">;</text:span></text:p>
      <text:p text:style-name="P1"><text:span text:style-name="T1"><text:s text:c="8"/></text:span>resultsValueTours.add(objective.value())<text:span text:style-name="T1">;</text:span></text:p>
      <text:p text:style-name="P1"><text:span text:style-name="T1"><text:s text:c="8"/></text:span>resultsValueTours.add(tours)<text:span text:style-name="T1">;</text:span></text:p>
      <text:p text:style-name="P1"><text:span text:style-name="T1"><text:s text:c="8"/>return </text:span>resultsValueTours<text:span text:style-name="T1">;</text:span></text:p>
      <text:p text:style-name="P2"><text:s text:c="4"/><text:span text:style-name="T2">}</text:span></text:p>
      <text:p text:style-name="P1"/>
      <text:p text:style-name="P1"><text:s text:c="4"/><text:span text:style-name="T1">public static </text:span>ArrayList&lt;ArrayList&lt;Integer&gt;&gt; extractTours(ArrayList&lt;ArrayList&lt;Integer&gt;&gt; R<text:span text:style-name="T1">, int </text:span>n){</text:p>
      <text:p text:style-name="P1"><text:s text:c="8"/>ArrayList&lt;ArrayList&lt;Integer&gt;&gt; tours = <text:span text:style-name="T1">new </text:span>ArrayList&lt;&gt;()<text:span text:style-name="T1">;</text:span></text:p>
      <text:p text:style-name="P1"><text:span text:style-name="T1"><text:s text:c="8"/></text:span>tours.add(<text:span text:style-name="T1">new </text:span>ArrayList&lt;&gt;(Collections.singletonList(<text:span text:style-name="T3">0</text:span>)))<text:span text:style-name="T1">;</text:span></text:p>
      <text:p text:style-name="P1"><text:span text:style-name="T1"><text:s text:c="8"/></text:span>tours.get(<text:span text:style-name="T3">0</text:span>).add(<text:span text:style-name="T3">0</text:span>)<text:span text:style-name="T1">;</text:span></text:p>
      <text:p text:style-name="P2"><text:s text:c="8"/>int <text:span text:style-name="T2">node = </text:span><text:span text:style-name="T3">0</text:span>;</text:p>
      <text:p text:style-name="P2"/>
      <text:p text:style-name="P1"><text:span text:style-name="T1"><text:s text:c="8"/></text:span>ArrayList&lt;Integer&gt; allNodes = <text:span text:style-name="T1">new </text:span>ArrayList&lt;&gt;(Collections.nCopies(n<text:span text:style-name="T1">, </text:span><text:span text:style-name="T3">1</text:span>))<text:span text:style-name="T1">;</text:span></text:p>
      <text:p text:style-name="P1"><text:span text:style-name="T1"><text:s text:c="8"/></text:span>allNodes.set(<text:span text:style-name="T3">0</text:span><text:span text:style-name="T1">,</text:span><text:span text:style-name="T3">0</text:span>)<text:span text:style-name="T1">;</text:span></text:p>
      <text:p text:style-name="P2"/>
      <text:p text:style-name="P1"><text:span text:style-name="T1"><text:s text:c="8"/>boolean </text:span>sumAllNodesPositive = <text:span text:style-name="T1">true;</text:span></text:p>
      <text:p text:style-name="P1"><text:span text:style-name="T1"><text:s text:c="8"/>while </text:span>(sumAllNodesPositive){</text:p>
      <text:p text:style-name="P1"/>
      <text:p text:style-name="P1"><text:s text:c="12"/>ArrayList&lt;Integer&gt; nextP = <text:span text:style-name="T1">new </text:span>ArrayList&lt;&gt;()<text:span text:style-name="T1">;</text:span></text:p>
      <text:p text:style-name="P2"><text:s text:c="12"/>for <text:span text:style-name="T2">(</text:span>int <text:span text:style-name="T2">i=</text:span><text:span text:style-name="T3">0</text:span>; <text:span text:style-name="T2">i&lt;n</text:span>; <text:span text:style-name="T2">i++){</text:span></text:p>
      <text:p text:style-name="P1"><text:s text:c="16"/><text:span text:style-name="T1">if </text:span>(R.get(node).get(i) == <text:span text:style-name="T3">1</text:span>){</text:p>
      <text:p text:style-name="P1"><text:s text:c="20"/>nextP.add(i)<text:span text:style-name="T1">;</text:span></text:p>
      <text:p text:style-name="P2"><text:s text:c="16"/><text:span text:style-name="T2">}</text:span></text:p>
      <text:p text:style-name="P1"><text:s text:c="12"/>}</text:p>
      <text:p text:style-name="P1"/>
      <text:p text:style-name="P1"><text:s text:c="12"/><text:span text:style-name="T1">int </text:span>next = nextP.get(<text:span text:style-name="T3">0</text:span>)<text:span text:style-name="T1">;</text:span></text:p>
      <text:p text:style-name="P1"><text:span text:style-name="T1"><text:s text:c="12"/>if </text:span>(tours.get(tours.size()-<text:span text:style-name="T3">1</text:span>).contains(next)){</text:p>
      <text:p text:style-name="P1"><text:s text:c="16"/>node = allNodes.indexOf(<text:span text:style-name="T3">1</text:span>)<text:span text:style-name="T1">;</text:span></text:p>
      <text:p text:style-name="P1"><text:span text:style-name="T1"><text:s text:c="16"/></text:span>tours.add(<text:span text:style-name="T1">new </text:span>ArrayList&lt;&gt;(node))<text:span text:style-name="T1">;</text:span></text:p>
      <text:p text:style-name="P2"><text:s text:c="12"/><text:span text:style-name="T2">} </text:span>else <text:span text:style-name="T2">{</text:span></text:p>
      <text:p text:style-name="P1"><text:s text:c="16"/>tours.get(tours.size()-<text:span text:style-name="T3">1</text:span>).add(next)<text:span text:style-name="T1">;</text:span></text:p>
      <text:p text:style-name="P2"><text:s text:c="16"/><text:span text:style-name="T2">node = next</text:span>;</text:p>
      <text:p text:style-name="P2"><text:s text:c="12"/><text:span text:style-name="T2">}</text:span></text:p>
      <text:p text:style-name="P1"><text:s text:c="12"/>allNodes.set(node<text:span text:style-name="T1">,</text:span><text:span text:style-name="T3">0</text:span>)<text:span text:style-name="T1">;</text:span></text:p>
      <text:p text:style-name="P2"/>
      <text:p text:style-name="P1"><text:span text:style-name="T1"><text:s text:c="12"/></text:span>sumAllNodesPositive = <text:span text:style-name="T1">false;</text:span></text:p>
      <text:p text:style-name="P1"><text:span text:style-name="T1"><text:s text:c="12"/>for </text:span>(<text:span text:style-name="T1">int </text:span>nodeVal : allNodes){</text:p>
      <text:p text:style-name="P1"><text:s text:c="16"/><text:span text:style-name="T1">if </text:span>(nodeVal &gt; <text:span text:style-name="T3">1</text:span>){</text:p>
      <text:p text:style-name="P1"><text:s text:c="20"/>sumAllNodesPositive = <text:span text:style-name="T1">true;</text:span></text:p>
      <text:p text:style-name="P2"><text:s text:c="16"/><text:span text:style-name="T2">}</text:span></text:p>
      <text:p text:style-name="P1"><text:s text:c="12"/>}</text:p>
      <text:p text:style-name="P1"><text:s text:c="8"/>}</text:p>
      <text:p text:style-name="P1"/>
      <text:p text:style-name="P1"><text:s text:c="8"/><text:span text:style-name="T1">return </text:span>tours<text:span text:style-name="T1">;</text:span></text:p>
      <text:p text:style-name="P2"><text:s text:c="4"/><text:span text:style-name="T2">}</text:span></text:p>
      <text:p text:style-name="P1"/>
      <text:p text:style-name="P1"><text:s text:c="4"/><text:span text:style-name="T1">public static </text:span>ArrayList&lt;Object&gt; solveModel(Integer[][] DistanceMatrix){</text:p>
      <text:p text:style-name="P1"><text:s text:c="8"/>ArrayList&lt;ArrayList&lt;Integer&gt;&gt; subtours = <text:span text:style-name="T1">new </text:span>ArrayList&lt;&gt;()<text:span text:style-name="T1">;</text:span></text:p>
      <text:p text:style-name="P1"><text:span text:style-name="T1"><text:s text:c="8"/></text:span>ArrayList&lt;ArrayList&lt;Integer&gt;&gt; tours = <text:span text:style-name="T1">new </text:span>ArrayList&lt;&gt;()<text:span text:style-name="T1">;</text:span></text:p>
      <text:p text:style-name="P1"><text:span text:style-name="T1"><text:s text:c="8"/></text:span>ArrayList&lt;Object&gt; resultsValueTours = <text:span text:style-name="T1">new </text:span>ArrayList&lt;&gt;()<text:span text:style-name="T1">;</text:span></text:p>
      <text:p text:style-name="P1"><text:span text:style-name="T1"><text:s text:c="8"/></text:span>MPSolver.ResultStatus resultStatus<text:span text:style-name="T1">;</text:span></text:p>
      <text:p text:style-name="P1"><text:span text:style-name="T1"><text:s text:c="8"/>while </text:span>(tours.size() != <text:span text:style-name="T3">1</text:span>) {</text:p>
      <text:p text:style-name="P1"><text:s text:c="12"/>resultsValueTours = solveModelEliminate(DistanceMatrix<text:span text:style-name="T1">, </text:span>subtours)<text:span text:style-name="T1">;</text:span></text:p>
      <text:p text:style-name="P1"><text:span text:style-name="T1"><text:s text:c="12"/></text:span>resultStatus = ((MPSolver.ResultStatus) resultsValueTours.get(<text:span text:style-name="T3">0</text:span>))<text:span text:style-name="T1">;</text:span></text:p>
      <text:p text:style-name="P3"><text:span text:style-name="T1"><text:s text:c="12"/>if </text:span><text:span text:style-name="T2">(resultStatus.swigValue() == </text:span><text:span text:style-name="T3">0</text:span><text:span text:style-name="T2">) { </text:span>//TODO: Confirm swigValue meaning</text:p>
      <text:p text:style-name="P1"><text:span text:style-name="T5"><text:s text:c="16"/></text:span>tours = (ArrayList&lt;ArrayList&lt;Integer&gt;&gt;) resultsValueTours.get(<text:span text:style-name="T3">2</text:span>)<text:span text:style-name="T1">;</text:span></text:p>
      <text:p text:style-name="P1"><text:span text:style-name="T1"><text:s text:c="16"/></text:span>subtours.addAll(tours)<text:span text:style-name="T1">;</text:span></text:p>
      <text:p text:style-name="P2"><text:s text:c="12"/><text:span text:style-name="T2">}</text:span></text:p>
      <text:p text:style-name="P1"><text:s text:c="8"/>}</text:p>
      <text:p text:style-name="P1"><text:s text:c="8"/>ArrayList&lt;Object&gt; valueAndTour = <text:span text:style-name="T1">new </text:span>ArrayList&lt;&gt;()<text:span text:style-name="T1">;</text:span></text:p>
      <text:p text:style-name="P1"><text:span text:style-name="T1"><text:s text:c="8"/></text:span>valueAndTour.add(resultsValueTours.get(<text:span text:style-name="T3">1</text:span>))<text:span text:style-name="T1">;</text:span></text:p>
      <text:p text:style-name="P1"><text:span text:style-name="T1"><text:s text:c="8"/></text:span>valueAndTour.add(tours.get(<text:span text:style-name="T3">0</text:span>))<text:span text:style-name="T1">;</text:span></text:p>
      <text:p text:style-name="P2"><text:s text:c="8"/>return <text:span text:style-name="T2">valueAndTour</text:span>;</text:p>
      <text:p text:style-name="P2"><text:s text:c="4"/><text:span text:style-name="T2">}</text:span></text:p>
      <text:p text:style-name="P1"/>
      <text:p text:style-name="P1"><text:s text:c="4"/><text:span text:style-name="T1">public static </text:span>Integer[][] generateDistanceData(<text:span text:style-name="T1">int </text:span>n){</text:p>
      <text:p text:style-name="P1"><text:s text:c="8"/><text:span text:style-name="T6">/**</text:span></text:p>
      <text:p text:style-name="P4"><text:span text:style-name="T7"><text:s text:c="8"/>Example return of: <text:s text:c="4"/>`R,points=gen_data(5)`</text:span></text:p>
      <text:p text:style-name="P4"><text:span text:style-name="T7"/></text:p>
      <text:p text:style-name="P4"><text:span text:style-name="T7"><text:s text:c="8"/>R:</text:span></text:p>
      <text:p text:style-name="P4"><text:span text:style-name="T7"><text:s text:c="12"/>[[None, 365, 633, 486, 378],</text:span></text:p>
      <text:p text:style-name="P4"><text:span text:style-name="T7"><text:s text:c="13"/>[318, None, 973, 794, 245],</text:span></text:p>
      <text:p text:style-name="P4"><text:span text:style-name="T7"><text:s text:c="13"/>[540, 908, None, 395, 929],</text:span></text:p>
      <text:p text:style-name="P4"><text:span text:style-name="T7"><text:s text:c="13"/>[500, 792, 368, None, 534],</text:span></text:p>
      <text:p text:style-name="P4"><text:span text:style-name="T7"><text:s text:c="13"/>[400, 264, 859, 603, None]]</text:span></text:p>
      <text:p text:style-name="P4"><text:span text:style-name="T7"/></text:p>
      <text:p text:style-name="P4"><text:span text:style-name="T7"><text:s text:c="8"/>points:</text:span></text:p>
      <text:p text:style-name="P4"><text:span text:style-name="T7"><text:s text:c="12"/>[(48, 64), (29, 92), (76, 9), (33, 17), (6, 74)]</text:span></text:p>
      <text:p text:style-name="P4"><text:span text:style-name="T7"><text:s text:c="8"/>**/</text:span></text:p>
      <text:p text:style-name="P4"><text:span text:style-name="T7"/></text:p>
      <text:p text:style-name="P1"><text:span text:style-name="T6"><text:s text:c="8"/></text:span>Random rand = <text:span text:style-name="T1">new </text:span>Random(<text:span text:style-name="T3">0</text:span>)<text:span text:style-name="T1">;</text:span></text:p>
      <text:p text:style-name="P1"><text:span text:style-name="T1"><text:s text:c="8"/></text:span>Integer[][] points = <text:span text:style-name="T1">new </text:span>Integer[n][]<text:span text:style-name="T1">;</text:span></text:p>
      <text:p text:style-name="P2"><text:s text:c="8"/>for <text:span text:style-name="T2">(</text:span>int <text:span text:style-name="T2">i=</text:span><text:span text:style-name="T3">0</text:span>; <text:span text:style-name="T2">i&lt;n</text:span>; <text:span text:style-name="T2">i++){</text:span></text:p>
      <text:p text:style-name="P1"><text:s text:c="12"/>points[i] = <text:span text:style-name="T1">new </text:span>Integer[n]<text:span text:style-name="T1">;</text:span></text:p>
      <text:p text:style-name="P1"><text:span text:style-name="T1"><text:s text:c="12"/></text:span>points[i][<text:span text:style-name="T3">0</text:span>] = rand.nextInt(<text:span text:style-name="T3">100</text:span>) + <text:span text:style-name="T3">1</text:span><text:span text:style-name="T1">;</text:span></text:p>
      <text:p text:style-name="P1"><text:span text:style-name="T1"><text:s text:c="12"/></text:span>points[i][<text:span text:style-name="T3">1</text:span>] = rand.nextInt(<text:span text:style-name="T3">100</text:span>) + <text:span text:style-name="T3">1</text:span><text:span text:style-name="T1">;</text:span></text:p>
      <text:p text:style-name="P2"><text:s text:c="8"/><text:span text:style-name="T2">}</text:span></text:p>
      <text:p text:style-name="P1"/>
      <text:p text:style-name="P1"><text:s text:c="8"/>Integer[][] distanceMatrix = <text:span text:style-name="T1">new </text:span>Integer[n][]<text:span text:style-name="T1">;</text:span></text:p>
      <text:p text:style-name="P2"><text:s text:c="8"/>for <text:span text:style-name="T2">(</text:span>int <text:span text:style-name="T2">i=</text:span><text:span text:style-name="T3">0</text:span>; <text:span text:style-name="T2">i &lt; n</text:span>; <text:span text:style-name="T2">i++){</text:span></text:p>
      <text:p text:style-name="P1"><text:s text:c="12"/>distanceMatrix[i] = <text:span text:style-name="T1">new </text:span>Integer[n]<text:span text:style-name="T1">;</text:span></text:p>
      <text:p text:style-name="P2"><text:s text:c="12"/>for <text:span text:style-name="T2">(</text:span>int <text:span text:style-name="T2">j=</text:span><text:span text:style-name="T3">0</text:span>; <text:span text:style-name="T2">j &lt; n</text:span>; <text:span text:style-name="T2">j++){</text:span></text:p>
      <text:p text:style-name="P1"><text:s text:c="16"/><text:span text:style-name="T1">double </text:span>perturb = rand.nextDouble() + <text:span text:style-name="T3">0.2</text:span><text:span text:style-name="T1">;</text:span></text:p>
      <text:p text:style-name="P2"><text:s text:c="16"/>if <text:span text:style-name="T2">(i != j){</text:span></text:p>
      <text:p text:style-name="P1"><text:s text:c="20"/>distanceMatrix[i][j] = (<text:span text:style-name="T1">int</text:span>) (distance(points[i]<text:span text:style-name="T1">, </text:span>points[j]) * perturb)<text:span text:style-name="T1">;</text:span></text:p>
      <text:p text:style-name="P2"><text:s text:c="16"/><text:span text:style-name="T2">}</text:span></text:p>
      <text:p text:style-name="P1"><text:s text:c="16"/><text:span text:style-name="T1">else</text:span>{</text:p>
      <text:p text:style-name="P1"><text:s text:c="20"/>distanceMatrix[i][j] = <text:span text:style-name="T1">null;</text:span></text:p>
      <text:p text:style-name="P2"><text:s text:c="16"/><text:span text:style-name="T2">}</text:span></text:p>
      <text:p text:style-name="P1"><text:s text:c="12"/>}</text:p>
      <text:p text:style-name="P1"><text:s text:c="8"/>}</text:p>
      <text:p text:style-name="P1"/>
      <text:p text:style-name="P1"><text:s text:c="8"/><text:span text:style-name="T1">return </text:span>distanceMatrix<text:span text:style-name="T1">;</text:span></text:p>
      <text:p text:style-name="P2"><text:s text:c="4"/><text:span text:style-name="T2">}</text:span></text:p>
      <text:p text:style-name="P1"/>
      <text:p text:style-name="P1"><text:s text:c="4"/><text:span text:style-name="T1">public static double </text:span>distance(Integer[] p1<text:span text:style-name="T1">, </text:span>Integer[] p2){</text:p>
      <text:p text:style-name="P1"><text:s text:c="8"/><text:span text:style-name="T1">return </text:span>Math.round(<text:span text:style-name="T3">10</text:span>*Math.sqrt(Math.pow(p1[<text:span text:style-name="T3">0</text:span>]-p2[<text:span text:style-name="T3">0</text:span>]<text:span text:style-name="T1">,</text:span><text:span text:style-name="T3">2</text:span>) + Math.pow(p1[<text:span text:style-name="T3">1</text:span>]-p2[<text:span text:style-name="T3">1</text:span>]<text:span text:style-name="T1">,</text:span><text:span text:style-name="T3">2</text:span>)))<text:span text:style-name="T1">;</text:span></text:p>
      <text:p text:style-name="P2"><text:s text:c="4"/><text:span text:style-name="T2">}</text:span></text:p>
      <text:p text:style-name="P1"/>
      <text:p text:style-name="P1"><text:s text:c="4"/><text:span text:style-name="T1">public static </text:span>ArrayList&lt;ArrayList&lt;Integer&gt;&gt; SolVal(MPVariable[][] x) {</text:p>
      <text:p text:style-name="P1"><text:s text:c="8"/>ArrayList&lt;ArrayList&lt;Integer&gt;&gt; arr = <text:span text:style-name="T1">new </text:span>ArrayList&lt;&gt;()<text:span text:style-name="T1">;</text:span></text:p>
      <text:p text:style-name="P1"><text:span text:style-name="T1"><text:s text:c="8"/>for </text:span>(MPVariable[] xr : x) {</text:p>
      <text:p text:style-name="P1"><text:s text:c="12"/>arr.add(SolVal(xr))<text:span text:style-name="T1">;</text:span></text:p>
      <text:p text:style-name="P2"><text:s text:c="8"/><text:span text:style-name="T2">}</text:span></text:p>
      <text:p text:style-name="P1"><text:s text:c="8"/><text:span text:style-name="T1">return </text:span>arr<text:span text:style-name="T1">;</text:span></text:p>
      <text:p text:style-name="P2"><text:s text:c="4"/><text:span text:style-name="T2">}</text:span></text:p>
      <text:p text:style-name="P1"/>
      <text:p text:style-name="P1"><text:s text:c="4"/><text:span text:style-name="T1">public static </text:span>ArrayList&lt;Integer&gt; SolVal(MPVariable[] x) {</text:p>
      <text:p text:style-name="P1"><text:s text:c="8"/>ArrayList&lt;Integer&gt; arr = <text:span text:style-name="T1">new </text:span>ArrayList&lt;&gt;()<text:span text:style-name="T1">;</text:span></text:p>
      <text:p text:style-name="P1"><text:span text:style-name="T1"><text:s text:c="8"/>for </text:span>(MPVariable xv : x) {</text:p>
      <text:p text:style-name="P1"><text:s text:c="12"/>arr.add(SolVal(xv))<text:span text:style-name="T1">;</text:span></text:p>
      <text:p text:style-name="P2"><text:s text:c="8"/><text:span text:style-name="T2">}</text:span></text:p>
      <text:p text:style-name="P1"><text:s text:c="8"/><text:span text:style-name="T1">return </text:span>arr<text:span text:style-name="T1">;</text:span></text:p>
      <text:p text:style-name="P2"><text:s text:c="4"/><text:span text:style-name="T2">}</text:span></text:p>
      <text:p text:style-name="P1"/>
      <text:p text:style-name="P1"><text:s text:c="4"/><text:span text:style-name="T1">public static </text:span>Integer SolVal(MPVariable x) {</text:p>
      <text:p text:style-name="P1"><text:s text:c="8"/><text:span text:style-name="T1">if </text:span>(x == <text:span text:style-name="T1">null</text:span>){</text:p>
      <text:p text:style-name="P1"><text:s text:c="12"/><text:span text:style-name="T1">return </text:span><text:span text:style-name="T3">0</text:span><text:span text:style-name="T1">;</text:span></text:p>
      <text:p text:style-name="P2"><text:s text:c="8"/><text:span text:style-name="T2">}</text:span></text:p>
      <text:p text:style-name="P1"><text:s text:c="8"/><text:span text:style-name="T1">else</text:span>{</text:p>
      <text:p text:style-name="P1"><text:s text:c="12"/><text:span text:style-name="T1">return </text:span>(<text:span text:style-name="T1">int</text:span>) x.solutionValue()<text:span text:style-name="T1">;</text:span></text:p>
      <text:p text:style-name="P2"><text:s text:c="8"/><text:span text:style-name="T2">}</text:span></text:p>
      <text:p text:style-name="P1"><text:s text:c="4"/>}</text:p>
      <text:p text:style-name="P1"/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